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5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Przepływ interfejsu użytkownika w aplikacji Habit Tracker</text:span></text:h>
      <text:h text:style-name="Heading_20_3" text:outline-level="3"><text:span text:style-name="Strong_20_Emphasis">1. Strona główna (Landing Page)</text:span></text:h>
      <text:list xml:id="list3160217809161703724" text:style-name="L1">
        <text:list-item>
          <text:p text:style-name="P6">Po uruchomieniu aplikacji użytkownik trafia na <text:span text:style-name="Strong_20_Emphasis">stronę główną</text:span>, która zawiera: </text:p>
          <text:list>
            <text:list-item>
              <text:p text:style-name="P6"><text:span text:style-name="Strong_20_Emphasis">Nagłówek</text:span>: </text:p>
              <text:list>
                <text:list-item>
                  <text:p text:style-name="P6">Nazwa aplikacji: „Habit Tracker”.</text:p>
                </text:list-item>
                <text:list-item>
                  <text:p text:style-name="P6">Przycisk <text:span text:style-name="Strong_20_Emphasis">„Dodaj nawyk”</text:span> umożliwiający przejście do ekranu tworzenia nowego nawyku.</text:p>
                </text:list-item>
              </text:list>
            </text:list-item>
            <text:list-item>
              <text:p text:style-name="P6"><text:span text:style-name="Strong_20_Emphasis">Sekcja główna</text:span>: </text:p>
              <text:list>
                <text:list-item>
                  <text:p text:style-name="P6">Panel „Moje nawyki” z wykresem (<text:span text:style-name="Source_20_Text">chart.png</text:span>) prezentującym ogólny postęp użytkownika.</text:p>
                </text:list-item>
                <text:list-item>
                  <text:p text:style-name="P6">Lista istniejących nawyków: </text:p>
                  <text:list>
                    <text:list-item>
                      <text:p text:style-name="P6">Każdy nawyk wyświetlany jest jako osobna karta, zawierająca: </text:p>
                      <text:list>
                        <text:list-item>
                          <text:p text:style-name="P6">Nazwę nawyku (np. „Pij wodę”).</text:p>
                        </text:list-item>
                        <text:list-item>
                          <text:p text:style-name="P6">Procentowy postęp w realizacji celu (np. „7/7”).</text:p>
                        </text:list-item>
                        <text:list-item>
                          <text:p text:style-name="P6">Przycisk <text:span text:style-name="Strong_20_Emphasis">„Usuń”</text:span>, który pozwala usunąć wybrany nawyk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Strong_20_Emphasis">Stopka</text:span>: </text:p>
              <text:list>
                <text:list-item>
                  <text:p text:style-name="P1">Informacje o prawach autorskich: „Copyright © 2025 Habit Tracker. Wszelkie prawa zastrzeżone.”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2. Przejście do ekranu dodawania nawyku</text:span></text:h>
      <text:list xml:id="list6890156896310287068" text:style-name="L2">
        <text:list-item>
          <text:p text:style-name="P2">Po kliknięciu przycisku <text:span text:style-name="Strong_20_Emphasis">„Dodaj nawyk”</text:span> użytkownik przechodzi do osobnego ekranu umożliwiającego dodanie nowego nawyku.</text:p>
        </text:list-item>
      </text:list>
      <text:p text:style-name="Horizontal_20_Line"/>
      <text:h text:style-name="Heading_20_3" text:outline-level="3"><text:span text:style-name="Strong_20_Emphasis">3. Ekran dodawania nawyku (Add Habit Screen)</text:span></text:h>
      <text:list xml:id="list4167444086901175572" text:style-name="L3">
        <text:list-item>
          <text:p text:style-name="P7">Ekran dodawania nawyku oferuje dwie główne możliwości: </text:p>
          <text:list>
            <text:list-item>
              <text:p text:style-name="P7"><text:span text:style-name="Strong_20_Emphasis">Wybór nawyku z listy predefiniowanych</text:span>: </text:p>
              <text:list>
                <text:list-item>
                  <text:p text:style-name="P7">Użytkownik widzi listę predefiniowanych nawyków, takich jak: </text:p>
                  <text:list>
                    <text:list-item>
                      <text:p text:style-name="P7">„Pij wodę” z ikoną szklanki wody.</text:p>
                    </text:list-item>
                    <text:list-item>
                      <text:p text:style-name="P7">Inne dostępne nawyki (np. „Ćwiczenia”).</text:p>
                    </text:list-item>
                  </text:list>
                </text:list-item>
                <text:list-item>
                  <text:p text:style-name="P7">Każdy z predefiniowanych nawyków jest prezentowany w postaci karty zawierającej ikonę i nazwę.</text:p>
                </text:list-item>
                <text:list-item>
                  <text:p text:style-name="P7">Użytkownik może wybrać jeden z predefiniowanych nawyków, klikając odpowiednią kartę.</text:p>
                </text:list-item>
              </text:list>
            </text:list-item>
            <text:list-item>
              <text:p text:style-name="P7"><text:span text:style-name="Strong_20_Emphasis">Tworzenie własnego nawyku</text:span> za pomocą formularza: </text:p>
              <text:list>
                <text:list-item>
                  <text:p text:style-name="P7"><text:span text:style-name="Strong_20_Emphasis">Nazwa nawyku</text:span>: Pole tekstowe do wpisania nazwy nawyku.</text:p>
                </text:list-item>
                <text:list-item>
                  <text:p text:style-name="P7"><text:span text:style-name="Strong_20_Emphasis">Ikona nawyku</text:span>: </text:p>
                  <text:list>
                    <text:list-item>
                      <text:p text:style-name="P7">Możliwość wyboru ikony z zestawu predefiniowanych.</text:p>
                    </text:list-item>
                    <text:list-item>
                      <text:p text:style-name="P7">Alternatywnie: możliwość wprowadzenia własnego URL do ikony.</text:p>
                    </text:list-item>
                  </text:list>
                </text:list-item>
                <text:list-item>
                  <text:p text:style-name="P7"><text:span text:style-name="Strong_20_Emphasis">Cel nawyku</text:span>: Pole numeryczne pozwalające określić cel (np. „10 szklanek wody dziennie”).</text:p>
                </text:list-item>
                <text:list-item>
                  <text:p text:style-name="P7"><text:span text:style-name="Strong_20_Emphasis">Opis nawyku</text:span>: Tekstowe pole do wpisania szczegółowego opisu.</text:p>
                </text:list-item>
                <text:list-item>
                  <text:p text:style-name="P3"><text:span text:style-name="Strong_20_Emphasis">Przycisk Submit</text:span>: Po kliknięciu nowy nawyk zostaje zapisany i dodany do <text:soft-page-break/>listy „Moje nawyki” na stronie głównej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4. Powrót na stronę główną</text:span></text:h>
      <text:list xml:id="list1112167591044021401" text:style-name="L4">
        <text:list-item>
          <text:p text:style-name="P4">Po dodaniu nowego nawyku (czy to z listy predefiniowanych, czy własnego) użytkownik wraca na <text:span text:style-name="Strong_20_Emphasis">stronę główną</text:span>, gdzie nowy nawyk pojawia się w sekcji „Moje nawyki”.</text:p>
        </text:list-item>
      </text:list>
      <text:p text:style-name="Horizontal_20_Line"/>
      <text:h text:style-name="Heading_20_3" text:outline-level="3"><text:span text:style-name="Strong_20_Emphasis">Podsumowanie przepływu użytkownika</text:span></text:h>
      <text:list xml:id="list608386668251095135" text:style-name="L5">
        <text:list-item>
          <text:p text:style-name="P8"><text:span text:style-name="Strong_20_Emphasis">Strona główna</text:span>: </text:p>
          <text:list>
            <text:list-item>
              <text:p text:style-name="P8">Wyświetlanie listy nawyków, ich postępów oraz możliwość usuwania.</text:p>
            </text:list-item>
            <text:list-item>
              <text:p text:style-name="P8">Przycisk „Dodaj nawyk” do przejścia na ekran tworzenia.</text:p>
            </text:list-item>
          </text:list>
        </text:list-item>
        <text:list-item>
          <text:p text:style-name="P8"><text:span text:style-name="Strong_20_Emphasis">Ekran dodawania nawyku</text:span>: </text:p>
          <text:list>
            <text:list-item>
              <text:p text:style-name="P8">Wybór nawyku z listy predefiniowanych lub tworzenie własnego przy użyciu formularza.</text:p>
            </text:list-item>
          </text:list>
        </text:list-item>
        <text:list-item>
          <text:p text:style-name="P8"><text:span text:style-name="Strong_20_Emphasis">Powrót na stronę główną</text:span>: </text:p>
          <text:list>
            <text:list-item>
              <text:p text:style-name="P5">Aktualizacja listy „Moje nawyki” z nowo dodanym nawykiem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5$Win32 OpenOffice.org_project/4115m2$Build-9813</meta:generator>
    <dc:date>2025-01-18T18:28:20.02</dc:date>
    <meta:document-statistic meta:table-count="0" meta:image-count="0" meta:object-count="0" meta:page-count="2" meta:paragraph-count="43" meta:word-count="353" meta:character-count="2379"/>
    <dc:creator>Paweł Wziętek</dc:creator>
    <meta:user-defined meta:name="Info 1"/>
    <meta:user-defined meta:name="Info 2"/>
    <meta:user-defined meta:name="Info 3"/>
    <meta:user-defined meta:name="Info 4"/>
  </office:meta>
</office:document-meta>
</file>